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</style:style>
    <style:style style:name="P4" style:family="paragraph" style:parent-style-name="Standard">
      <style:paragraph-properties fo:margin-left="0.5in" fo:margin-right="0in" fo:text-align="start" style:justify-single-word="false" fo:text-indent="-0.5in" style:auto-text-indent="false"/>
    </style:style>
    <style:style style:name="P5" style:family="paragraph" style:parent-style-name="Standard">
      <style:paragraph-properties fo:margin-left="1in" fo:margin-right="0in" fo:text-align="start" style:justify-single-word="false" fo:text-indent="-0.5in" style:auto-text-indent="false"/>
    </style:style>
    <style:style style:name="P6" style:family="paragraph" style:parent-style-name="Standard">
      <style:paragraph-properties fo:margin-left="1.5in" fo:margin-right="0in" fo:text-align="start" style:justify-single-word="false" fo:text-indent="-0.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font-style="italic" style:text-underline-style="none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aaS Passport Insurance Add-On</text:span></text:p>
      <text:p text:style-name="P2"><text:span text:style-name="T2">Version 1.0.0-pre.2</text:span></text:p>
      <text:p text:style-name="P4"><text:span text:style-name="T1">1.</text:span><text:tab/><text:span text:style-name="T3">Carry Insurance</text:span><text:span text:style-name="T1">. Provider agrees to carry insurance policies meeting the following criteria or better, covering the entire term of the agreement, plus an additional 12 calendar months:</text:span></text:p>
      <text:p text:style-name="P5"><text:span text:style-name="T1">(a)</text:span><text:tab/><text:span text:style-name="T1">commercial general liability:</text:span></text:p>
      <text:p text:style-name="P6"><text:span text:style-name="T1">(i)</text:span><text:tab/><text:span text:style-name="T1">including contractual and product liability</text:span></text:p>
      <text:p text:style-name="P6"><text:span text:style-name="T1">(ii)</text:span><text:tab/><text:span text:style-name="T1">$2,000,000 per occurrence</text:span></text:p>
      <text:p text:style-name="P6"><text:span text:style-name="T1">(iii)</text:span><text:tab/><text:span text:style-name="T1">$2,000,000 in the aggregate</text:span></text:p>
      <text:p text:style-name="P6"><text:span text:style-name="T1">(iv)</text:span><text:tab/><text:span text:style-name="T1">$100,000 maximum deductible or retention</text:span></text:p>
      <text:p text:style-name="P5"><text:span text:style-name="T1">(b)</text:span><text:tab/><text:span text:style-name="T1">privacy and cybersecurity liability:</text:span></text:p>
      <text:p text:style-name="P6"><text:span text:style-name="T1">(i)</text:span><text:tab/><text:span text:style-name="T1">covering costs arising from data destruction, hacking, or intentional breaches, crisis management activity related to data breaches, and legal claims for security breach, privacy violations, and notification costs</text:span></text:p>
      <text:p text:style-name="P6"><text:span text:style-name="T1">(ii)</text:span><text:tab/><text:span text:style-name="T1">$2,000,000 per occurrence</text:span></text:p>
      <text:p text:style-name="P5"><text:span text:style-name="T1">(c)</text:span><text:tab/><text:span text:style-name="T1">workers' compensation policies meeting all legal requirements</text:span></text:p>
      <text:p text:style-name="P5"><text:span text:style-name="T1">(d)</text:span><text:tab/><text:span text:style-name="T1">employer's liability policy:</text:span></text:p>
      <text:p text:style-name="P6"><text:span text:style-name="T1">(i)</text:span><text:tab/><text:span text:style-name="T1">$500,000 per occurrence</text:span></text:p>
      <text:p text:style-name="P5"><text:span text:style-name="T1">(e)</text:span><text:tab/><text:span text:style-name="T1">professional liability or errors and omissions:</text:span></text:p>
      <text:p text:style-name="P6"><text:span text:style-name="T1">(i)</text:span><text:tab/><text:span text:style-name="T1">$2,000,000 per occurrence</text:span></text:p>
      <text:p text:style-name="P6"><text:span text:style-name="T1">(ii)</text:span><text:tab/><text:span text:style-name="T1">$2,000,000 in the aggregate</text:span></text:p>
      <text:p text:style-name="P6"><text:span text:style-name="T1">(iii)</text:span><text:tab/><text:span text:style-name="T1">$100,000 maximum deductible or retention</text:span></text:p>
      <text:p text:style-name="P4"><text:span text:style-name="T1">2.</text:span><text:tab/><text:span text:style-name="T3">Minimum Ratings</text:span><text:span text:style-name="T1">. Provider agrees to meet </text:span><text:span text:style-name="T3">Section 1 (Carry Insurance)</text:span><text:span text:style-name="T1"> with policies from insurers with the following minimum ratings:</text:span></text:p>
      <text:p text:style-name="P5"><text:span text:style-name="T1">(a)</text:span><text:tab/><text:span text:style-name="T1">A.M. Best Financial Strength: "A- (Excellent)"</text:span></text:p>
      <text:p text:style-name="P5"><text:span text:style-name="T1">(b)</text:span><text:tab/><text:span text:style-name="T1">A.M. Best Financial Size: "X"</text:span></text:p>
      <text:p text:style-name="P5"><text:span text:style-name="T1">(c)</text:span><text:tab/><text:span text:style-name="T1">Standard and Poor's: "AA- (Excellent)"</text:span></text:p>
      <text:p text:style-name="P4"><text:span text:style-name="T1">3.</text:span><text:tab/><text:span text:style-name="T3">Combined Limits</text:span><text:span text:style-name="T1">. Provider may satisfy limits under </text:span><text:span text:style-name="T3">Section 1 (Carry Insurance)</text:span><text:span text:style-name="T1"> with combinations of primary and umbrella excess coverage that result in the same coverage as a single policy meeting the required limits.</text:span></text:p>
      <text:p text:style-name="P4"><text:span text:style-name="T1">4.</text:span><text:tab/><text:span text:style-name="T3">Additional Insureds</text:span><text:span text:style-name="T1">. Provider agrees to name Customer, each of Customer's subsidiaries, and Customer Personnel as additional insureds in the commercial general liability policy for contractual liability.</text:span></text:p>
      <text:p text:style-name="P4"><text:span text:style-name="T1">5.</text:span><text:tab/><text:span text:style-name="T3">Proof of Coverage</text:span><text:span text:style-name="T1">. Upon request, Provider agrees to provide Customer proof of insurance coverage required under this agreement.</text:span></text:p>
      <text:p text:style-name="P4"><text:soft-page-break/><text:span text:style-name="T1">6.</text:span><text:tab/><text:span text:style-name="T3">No Excuse</text:span><text:span text:style-name="T1">. Provider agrees that carrying insurance does not excuse or limit Provider's liability under the agreement.</text:span></text:p>
      <text:p text:style-name="P4"><text:span text:style-name="T1">7.</text:span><text:tab/><text:span text:style-name="T3">Definitions</text:span><text:span text:style-name="T1">. The following terms mean the same in this add-on as in the base terms: </text:span><text:span text:style-name="T2">Customer</text:span><text:span text:style-name="T1">, </text:span><text:span text:style-name="T2">Customer Personnel</text:span><text:span text:style-name="T1">, </text:span><text:span text:style-name="T2">Provider</text:span><text:span text:style-name="T1">.</text:span></text:p>
      <text:p text:style-name="P1">[Document ends her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835in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5-02-02T04:09:00</meta:creation-date>
    <dc:date>2015-02-02T04:09:00</dc:date>
    <meta:editing-duration>P0D</meta:editing-duration>
    <meta:generator>LibreOffice/5.2.7.2$Linux_X86_64 LibreOffice_project/20m0$Build-2</meta:generator>
    <meta:document-statistic meta:table-count="0" meta:image-count="0" meta:object-count="0" meta:page-count="2" meta:paragraph-count="28" meta:word-count="295" meta:character-count="2076" meta:non-whitespace-character-count="18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